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DriverDataSource.setDriverClass( Class &lt; ? extends Driver &gt; driv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riverDataSource.get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riverDataSource.SimpleDriverDataSource( Driver driver , String url , Properties con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DriverDataSource.SimpleDriverDataSource( Driver driver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DriverDataSource.getConnectionFromDriver( 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DriverDataSource.setDriver( @ Nullable Driver dr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riverDataSource.SimpleDriverDataSource( Driver driver , String url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DriverDataSource.SimpleDriver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